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2.131cm" fo:break-before="auto" style:use-optimal-row-height="false"/>
    </style:style>
    <style:style style:name="ro23" style:family="table-row">
      <style:table-row-properties style:row-height="0.894cm" fo:break-before="auto" style:use-optimal-row-height="false"/>
    </style:style>
    <style:style style:name="ro24" style:family="table-row">
      <style:table-row-properties style:row-height="7.581cm" fo:break-before="auto" style:use-optimal-row-height="false"/>
    </style:style>
    <style:style style:name="ro25" style:family="table-row">
      <style:table-row-properties style:row-height="1.289cm" fo:break-before="auto" style:use-optimal-row-height="false"/>
    </style:style>
    <style:style style:name="ro26" style:family="table-row">
      <style:table-row-properties style:row-height="2cm" fo:break-before="auto" style:use-optimal-row-height="false"/>
    </style:style>
    <style:style style:name="ro27" style:family="table-row">
      <style:table-row-properties style:row-height="1.789cm" fo:break-before="auto" style:use-optimal-row-height="false"/>
    </style:style>
    <style:style style:name="ro28" style:family="table-row">
      <style:table-row-properties style:row-height="1.894cm" fo:break-before="auto" style:use-optimal-row-height="false"/>
    </style:style>
    <style:style style:name="ro29" style:family="table-row">
      <style:table-row-properties style:row-height="2.053cm" fo:break-before="auto" style:use-optimal-row-height="false"/>
    </style:style>
    <style:style style:name="ro30" style:family="table-row">
      <style:table-row-properties style:row-height="2.08cm" fo:break-before="auto" style:use-optimal-row-height="false"/>
    </style:style>
    <style:style style:name="ro31" style:family="table-row">
      <style:table-row-properties style:row-height="3.343cm" fo:break-before="auto" style:use-optimal-row-height="false"/>
    </style:style>
    <style:style style:name="ro32" style:family="table-row">
      <style:table-row-properties style:row-height="1.815cm" fo:break-before="auto" style:use-optimal-row-height="false"/>
    </style:style>
    <style:style style:name="ro33" style:family="table-row">
      <style:table-row-properties style:row-height="2.552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3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7]+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8]+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9]+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90]+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2">
          <table:table-cell table:style-name="ce4" table:formula="oooc:=[.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3">
          <table:table-cell table:style-name="ce4" table:formula="oooc:=[.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4">
          <table:table-cell table:style-name="ce4" table:formula="oooc:=[.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5">
          <table:table-cell table:style-name="ce4" table:formula="oooc:=[.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6">
          <table:table-cell table:style-name="ce4" table:formula="oooc:=[.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ooc:=[.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ooc:=[.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27">
          <table:table-cell table:style-name="ce4" table:formula="oooc:=[.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4">
          <table:table-cell table:style-name="ce4" table:formula="oooc:=[.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28">
          <table:table-cell table:style-name="ce4" table:formula="oooc:=[.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29">
          <table:table-cell table:style-name="ce4" table:formula="oooc:=[.A168]+1" office:value-type="float" office:value="162">
            <text:p>162</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0">
          <table:table-cell table:style-name="ce4" table:formula="oooc:=[.A169]+1" office:value-type="float" office:value="163">
            <text:p>163</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3">
          <table:table-cell table:style-name="ce4" table:formula="oooc:=[.A170]+1" office:value-type="float" office:value="164">
            <text:p>164</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1">
          <table:table-cell table:style-name="ce4" table:formula="oooc:=[.A171]+1" office:value-type="float" office:value="165">
            <text:p>165</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2">
          <table:table-cell table:style-name="ce4" table:formula="oooc:=[.A172]+1" office:value-type="float" office:value="166">
            <text:p>166</text:p>
          </table:table-cell>
          <table:table-cell office:value-type="string">
            <text:p>This message should be moved to the specific custom implementation</text:p>
          </table:table-cell>
          <table:table-cell office:value-type="string">
            <text:p>id_docum_is_readonly</text:p>
          </table:table-cell>
          <table:table-cell/>
          <table:table-cell office:value-type="string">
            <text:p>Il documento è in sola lettura.</text:p>
            <text:p/>
            <text:p>Per poter firmare, dovete aprire il documento in</text:p>
            <text:p>modo lettura/scrittura.</text:p>
          </table:table-cell>
          <table:table-cell table:number-columns-repeated="1019"/>
        </table:table-row>
        <table:table-row table:style-name="ro33">
          <table:table-cell table:style-name="ce4" table:formula="oooc:=[.A173]+1" office:value-type="float" office:value="167">
            <text:p>167</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3" table:number-rows-repeated="3277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6">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6">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6">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6">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36">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6">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6">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6">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6">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6">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6">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6">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6">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6">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6">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6">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6">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6">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6">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6">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6">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36">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6">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36">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6">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6">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6">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6">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6">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6">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6">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6">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6">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6">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6">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6">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6">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6">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6">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6">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6">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6">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6">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6">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6">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6">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6">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6">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6">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6">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6">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6">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6">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6">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6">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36">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6">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6">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6">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6">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6">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6">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6">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6">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6">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6">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6">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6">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6">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6">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6">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6">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6">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6">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6">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6">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6">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6">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6">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6">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6">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6">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6">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6">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6">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6">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6">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6">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6">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6">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6">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6">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6">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6">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6">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6">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6">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6">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36">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6">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6">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6">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6">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6">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6">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6">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36">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6">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36">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6">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6">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6">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6">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6">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6">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6">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6">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6">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6">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6">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6">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6">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6">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6">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6">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6">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6">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6">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6">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6">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6">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6">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6">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6">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6">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6">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6">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6">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6">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6">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6">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6">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6">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6">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6">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6">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6">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6">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6">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6">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6">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6">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6">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6">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6">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36">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6">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6">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6">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6">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6">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36">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6">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6">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6">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36">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6">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6">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6">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6">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6">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6">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6">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6">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6">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6">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6">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6">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6">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6">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6">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6">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6">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6">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6">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6">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6">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6">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6">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6">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6">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6">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6">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6">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6">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6">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6">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6">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6">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6">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6">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6">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6">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6">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6">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6">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6">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6">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6">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6">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6">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6">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6">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6">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6">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6">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6">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6">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6">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6">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6">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6">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6">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6">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6">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36">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6">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6">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6">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6">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6">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6">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6">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6">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6">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6">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6">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36">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6">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6">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6">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6">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6">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6">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6">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6">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6">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6">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6">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6">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6">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6">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36">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6">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6">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6">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6">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6">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6">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6">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36">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6">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6">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6">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6">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6">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6">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6">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6">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6">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6">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36">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6">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6">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6">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6">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6">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6">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36">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6">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6">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6">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36">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6">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6">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36">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6">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6">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36">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6">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6">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6">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6">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36">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6">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36">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6">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36">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6">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36">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6">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36">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6">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1">21/06/2009</text:date>, <text:time>17:35:58</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76</meta:editing-cycles>
    <meta:creation-date>2008-05-04T10:18:05</meta:creation-date>
    <dc:date>2009-06-21T17:35:58</dc:date>
    <dc:creator>Giuseppe Castagno</dc:creator>
    <meta:editing-duration>PT59H40M45S</meta:editing-duration>
    <meta:document-statistic meta:table-count="6" meta:cell-count="150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